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Helvetica" svg:font-family="Helvetica, Verdana, Arial, sans-serif"/>
    <style:font-face style:name="Lohit Hindi1" svg:font-family="'Lohit Hindi'"/>
    <style:font-face style:name="lucida console" svg:font-family="'lucida console', mono"/>
    <style:font-face style:name="Spranq eco sans" svg:font-family="'Spranq eco sans'" style:font-family-generic="swiss"/>
    <style:font-face style:name="Courier New" svg:font-family="'Courier New'"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List_20_Contents">
      <style:paragraph-properties fo:margin-left="2.26cm" fo:margin-right="0.259cm" fo:margin-top="0.259cm" fo:margin-bottom="0.259cm" style:contextual-spacing="false" fo:text-indent="0cm" style:auto-text-indent="false"/>
    </style:style>
    <style:style style:name="P2" style:family="paragraph" style:parent-style-name="List_20_Contents">
      <style:paragraph-properties fo:margin-left="2.26cm" fo:margin-right="0.259cm" fo:margin-top="0.259cm" fo:margin-bottom="0.259cm" style:contextual-spacing="false" fo:text-indent="0cm" style:auto-text-indent="false"/>
      <style:text-properties fo:color="#000000" style:font-name="Helvetica" fo:font-size="10pt"/>
    </style:style>
    <style:style style:name="P3" style:family="paragraph" style:parent-style-name="List_20_Contents">
      <style:paragraph-properties fo:margin-left="2.26cm" fo:margin-right="0.259cm" fo:margin-top="0.259cm" fo:margin-bottom="0.259cm" style:contextual-spacing="false" fo:text-indent="0cm" style:auto-text-indent="false"/>
      <style:text-properties fo:color="#000000" style:font-name="Helvetica" fo:font-size="14pt"/>
    </style:style>
    <style:style style:name="P4" style:family="paragraph" style:parent-style-name="List_20_Contents">
      <style:paragraph-properties fo:margin-left="2.26cm" fo:margin-right="0.259cm" fo:margin-top="0.259cm" fo:margin-bottom="0.259cm" style:contextual-spacing="false" fo:text-indent="0cm" style:auto-text-indent="false" fo:background-color="#000000" fo:padding="0.131cm" fo:border="0.06pt solid #cccccc">
        <style:background-image/>
      </style:paragraph-properties>
    </style:style>
    <style:style style:name="P5" style:family="paragraph" style:parent-style-name="List_20_Contents">
      <style:paragraph-properties fo:margin-left="2.26cm" fo:margin-right="0.259cm" fo:margin-top="0.259cm" fo:margin-bottom="0.259cm" style:contextual-spacing="false" fo:text-indent="0cm" style:auto-text-indent="false" fo:background-color="#000000" fo:padding="0.131cm" fo:border="0.06pt solid #cccccc">
        <style:background-image/>
      </style:paragraph-properties>
      <style:text-properties fo:color="#dddddd" style:font-name="lucida console" fo:font-size="9pt"/>
    </style:style>
    <style:style style:name="P6" style:family="paragraph" style:parent-style-name="Heading_20_2">
      <style:text-properties fo:color="#000000" style:font-name="Helvetica"/>
    </style:style>
    <style:style style:name="P7" style:family="paragraph" style:parent-style-name="Heading_20_2">
      <style:text-properties fo:color="#000000" style:font-name="Helvetica" fo:font-size="14pt" style:text-underline-style="solid" style:text-underline-width="auto" style:text-underline-color="font-color" fo:font-weight="bold" fo:background-color="#ffffff"/>
    </style:style>
    <style:style style:name="P8" style:family="paragraph" style:parent-style-name="Heading_20_2">
      <style:text-properties fo:color="#000000" style:font-name="Helvetica" fo:font-size="14pt" fo:font-weight="normal"/>
    </style:style>
    <style:style style:name="T1" style:family="text">
      <style:text-properties fo:color="#000000"/>
    </style:style>
    <style:style style:name="T2" style:family="text">
      <style:text-properties fo:color="#000000" style:font-name="Helvetica" fo:font-size="14pt"/>
    </style:style>
    <style:style style:name="T3" style:family="text">
      <style:text-properties fo:color="#000000" style:font-name="Helvetica" fo:font-size="10pt"/>
    </style:style>
    <style:style style:name="T4" style:family="text">
      <style:text-properties fo:color="#000000" style:font-name="Helvetica" fo:font-size="10pt" fo:font-weight="bold"/>
    </style:style>
    <style:style style:name="T5" style:family="text">
      <style:text-properties fo:color="#ff6600"/>
    </style:style>
    <style:style style:name="T6" style:family="text">
      <style:text-properties fo:color="#ff6600" style:font-name="lucida console" fo:font-size="9pt"/>
    </style:style>
    <style:style style:name="T7" style:family="text">
      <style:text-properties fo:font-size="10pt"/>
    </style:style>
    <style:style style:name="T8" style:family="text">
      <style:text-properties fo:color="#990000" style:font-name="Helvetica" fo:font-size="9pt"/>
    </style:style>
    <style:style style:name="T9" style:family="text">
      <style:text-properties fo:color="#990000" style:font-name="Helvetica" fo:font-size="9pt" fo:font-style="italic"/>
    </style:style>
    <style:style style:name="T10" style:family="text">
      <style:text-properties fo:color="#dddddd" style:font-name="lucida console" fo:font-size="9pt"/>
    </style:style>
    <style:style style:name="T11" style:family="text">
      <style:text-properties fo:font-variant="normal" fo:text-transform="none" fo:color="#000000" style:font-name="Helvetica" fo:font-size="14pt" fo:font-style="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2"><text:span text:style-name="T7">openssl</text:span></text:h>
      <text:p text:style-name="List_20_Heading"><text:span text:style-name="T2">generate a new private key and matching Certificate Signing Request (eg to send to a commercial CA)</text:span> </text:p>
      <text:p text:style-name="P5">openssl req -out <text:span text:style-name="T5">MYCSR</text:span>.csr -pubkey -new -keyout <text:span text:style-name="T5">MYKEY</text:span>.key</text:p>
      <text:p text:style-name="P1"><text:span text:style-name="T3">add </text:span><text:span text:style-name="Source_20_Text"><text:span text:style-name="T8">-nodes</text:span></text:span><text:span text:style-name="T1"> </text:span><text:span text:style-name="T3">to create an unencrypted private key<text:line-break/>add </text:span><text:span text:style-name="Source_20_Text"><text:span text:style-name="T8">-config </text:span></text:span><text:span text:style-name="Source_20_Text"><text:span text:style-name="T9">&lt;openssl.cnf&gt;</text:span></text:span><text:span text:style-name="T1"> </text:span><text:span text:style-name="T3">if your config file has not been set in the environment</text:span> </text:p>
      <text:p text:style-name="List_20_Heading"><text:span text:style-name="T2">decrypt private key</text:span> </text:p>
      <text:p text:style-name="P4"><text:span text:style-name="T10">openssl rsa -in </text:span><text:span text:style-name="T6">MYKEY</text:span><text:span text:style-name="T10">.key &gt;&gt; </text:span><text:span text:style-name="T6">MYKEY-NOCRYPT</text:span><text:span text:style-name="T10">.key</text:span> </text:p>
      <text:p text:style-name="List_20_Heading"><text:span text:style-name="T2">generate a certificate siging request for an existing private key</text:span> </text:p>
      <text:p text:style-name="P4"><text:span text:style-name="T10">openssl req -out </text:span><text:span text:style-name="T6">MYCSR</text:span><text:span text:style-name="T10">.csr -key </text:span><text:span text:style-name="T6">MYKEY</text:span><text:span text:style-name="T10">.key -new</text:span> </text:p>
      <text:p text:style-name="List_20_Heading"><text:span text:style-name="T2">generate a certificate signing request based on an existing x509 certificate</text:span> </text:p>
      <text:p text:style-name="P4"><text:span text:style-name="T10">openssl x509 -x509toreq -in </text:span><text:span text:style-name="T6">MYCRT</text:span><text:span text:style-name="T10">.crt -out </text:span><text:span text:style-name="T6">MYCSR</text:span><text:span text:style-name="T10">.csr -signkey </text:span><text:span text:style-name="T6">MYKEY</text:span><text:span text:style-name="T10">.key</text:span> </text:p>
      <text:p text:style-name="List_20_Heading"><text:span text:style-name="T2">create self-signed certificate (can be used to sign other certificates)</text:span> </text:p>
      <text:p text:style-name="P4"><text:span text:style-name="T10">openssl req -x509 -new -out </text:span><text:span text:style-name="T6">MYCERT</text:span><text:span text:style-name="T10">.crt -keyout </text:span><text:span text:style-name="T6">MYKEY</text:span><text:span text:style-name="T10">.key -days 365</text:span> </text:p>
      <text:p text:style-name="List_20_Heading"><text:span text:style-name="T2">sign a Certificate Signing Request</text:span> </text:p>
      <text:p text:style-name="P5">openssl x509 -req -in <text:span text:style-name="T5">MYCSR</text:span>.csr -CA <text:span text:style-name="T5">MY-CA-CERT</text:span>.crt -CAkey <text:span text:style-name="T5">MY-CA-KEY</text:span>.key -CAcreateserial -out <text:span text:style-name="T5">MYCERT</text:span>.crt -days <text:span text:style-name="T5">365</text:span></text:p>
      <text:p text:style-name="P1"><text:span text:style-name="Source_20_Text"><text:span text:style-name="T8">-days</text:span></text:span><text:span text:style-name="T1"> </text:span><text:span text:style-name="T3">has to be less than the validity of the CA certificate</text:span></text:p>
      <text:p text:style-name="Horizontal_20_Line"/>
      <text:p text:style-name="Text_20_body"><text:line-break/></text:p>
      <text:p text:style-name="List_20_Heading"><text:span text:style-name="T2">convert DER (.crt .cer .der) to PEM</text:span> </text:p>
      <text:p text:style-name="P4"><text:span text:style-name="T10">openssl x509 -inform der -in </text:span><text:span text:style-name="T6">MYCERT.cer</text:span><text:span text:style-name="T10"> -out </text:span><text:span text:style-name="T6">MYCERT</text:span><text:span text:style-name="T10">.pem</text:span> </text:p>
      <text:p text:style-name="List_20_Heading"><text:span text:style-name="T2">convert PEM to DER</text:span> </text:p>
      <text:p text:style-name="P4"><text:span text:style-name="T10">openssl x509 -outform der -in </text:span><text:span text:style-name="T6">MYCERT.pem</text:span><text:span text:style-name="T10"> -out </text:span><text:span text:style-name="T6">MYCERT</text:span><text:span text:style-name="T10">.der</text:span> </text:p>
      <text:p text:style-name="List_20_Heading"><text:span text:style-name="T2">convert PKCS#12 (.pfx .p12) to PEM containing both private key and certificates</text:span> </text:p>
      <text:p text:style-name="P5">openssl pkcs12 -in <text:span text:style-name="T5">KEYSTORE.pfx</text:span> -out <text:span text:style-name="T5">KEYSTORE</text:span>.pem -nodes</text:p>
      <text:p text:style-name="P1"><text:span text:style-name="T3">add </text:span><text:span text:style-name="Source_20_Text"><text:span text:style-name="T8">-nocerts</text:span></text:span><text:span text:style-name="T1"> </text:span><text:span text:style-name="T3">for private key only; add </text:span><text:span text:style-name="Source_20_Text"><text:span text:style-name="T8">-nokeys</text:span></text:span><text:span text:style-name="T1"> </text:span><text:span text:style-name="T3">for certificates only</text:span> </text:p>
      <text:p text:style-name="List_20_Heading"><text:span text:style-name="T2">convert (add) a seperate key and certificate to a new keystore of type PKCS#12</text:span> </text:p>
      <text:p text:style-name="P4"><text:soft-page-break/><text:span text:style-name="T10">openssl pkcs12 -export -in </text:span><text:span text:style-name="T6">MYCERT.crt</text:span><text:span text:style-name="T10"> -inkey </text:span><text:span text:style-name="T6">MYKEY.key</text:span><text:span text:style-name="T10"> -out </text:span><text:span text:style-name="T6">KEYSTORE</text:span><text:span text:style-name="T10">.p12 -name "</text:span><text:span text:style-name="T6">tomcat</text:span><text:span text:style-name="T10">"</text:span> </text:p>
      <text:p text:style-name="List_20_Heading"><text:span text:style-name="T2">convert (add) a seperate key and certificate to a new keystore of type PKCS#12 for use with a server that should send the chain too (eg Tomcat)</text:span> </text:p>
      <text:p text:style-name="P5">openssl pkcs12 -export -in <text:span text:style-name="T5">MYCERT.crt</text:span> -inkey <text:span text:style-name="T5">MYKEY.key</text:span> -out <text:span text:style-name="T5">KEYSTORE</text:span>.p12 -name "<text:span text:style-name="T5">tomcat</text:span>" -CAfile <text:span text:style-name="T5">MY-CA-CERT.crt</text:span> -caname <text:span text:style-name="T5">myCA</text:span> -chain</text:p>
      <text:p text:style-name="P2">you can repeat the combination of "-CAfile" and "-caname" for each intermediate certificate</text:p>
      <text:p text:style-name="Horizontal_20_Line"/>
      <text:p text:style-name="Text_20_body"><text:line-break/></text:p>
      <text:p text:style-name="List_20_Heading"><text:span text:style-name="T2">check a private key</text:span> </text:p>
      <text:p text:style-name="P5">openssl rsa -in <text:span text:style-name="T5">MYKEY</text:span>.key -check</text:p>
      <text:p text:style-name="P1"><text:span text:style-name="T3">add </text:span><text:span text:style-name="Source_20_Text"><text:span text:style-name="T8">-noout</text:span></text:span><text:span text:style-name="T1"> </text:span><text:span text:style-name="T3">to not disclose the key</text:span> </text:p>
      <text:p text:style-name="List_20_Heading"><text:span text:style-name="T2">check a Certificate Signing Request</text:span> </text:p>
      <text:p text:style-name="P4"><text:span text:style-name="T10">openssl req -text -noout -verify -in </text:span><text:span text:style-name="T6">MYCSR</text:span><text:span text:style-name="T10">.csr</text:span> </text:p>
      <text:p text:style-name="List_20_Heading"><text:span text:style-name="T2">check a certificate</text:span> </text:p>
      <text:p text:style-name="P4"><text:span text:style-name="T10">openssl x509 -in </text:span><text:span text:style-name="T6">MYCERT</text:span><text:span text:style-name="T10">.crt -text -noout</text:span> </text:p>
      <text:p text:style-name="List_20_Heading"><text:span text:style-name="T2">check a PKCS#12 keystore</text:span> </text:p>
      <text:p text:style-name="P4"><text:span text:style-name="T10">openssl pkcs12 -info -in </text:span><text:span text:style-name="T6">KEYSTORE</text:span><text:span text:style-name="T10">.p12</text:span> </text:p>
      <text:p text:style-name="List_20_Heading"><text:span text:style-name="T2">check a trust chain of a certificate</text:span> </text:p>
      <text:p text:style-name="P5">openssl verify -CAfile <text:span text:style-name="T5">MYCHAINFILE</text:span>.pem -verbose <text:span text:style-name="T5">MYCERT.crt</text:span></text:p>
      <text:p text:style-name="P1"><text:span text:style-name="T3">trust chain is in directory (</text:span><text:a xlink:type="simple" xlink:href="http://shib.kuleuven.be/docs/ssl_commands.shtml#HashFormat">hash format</text:a><text:span text:style-name="T3">): replace </text:span><text:span text:style-name="Source_20_Text"><text:span text:style-name="T8">-CAfile</text:span></text:span><text:span text:style-name="T1"> </text:span><text:span text:style-name="T3">with </text:span><text:span text:style-name="Source_20_Text"><text:span text:style-name="T8">-CApath /path/to/CAchainDir/</text:span></text:span><text:span text:style-name="T3"><text:line-break/>to check for server usage: </text:span><text:span text:style-name="Source_20_Text"><text:span text:style-name="T8">-purpose sslserver</text:span></text:span><text:span text:style-name="T3"><text:line-break/>to check for client usage: </text:span><text:span text:style-name="Source_20_Text"><text:span text:style-name="T8">-purpose sslient</text:span></text:span> </text:p>
      <text:p text:style-name="List_20_Heading"><text:span text:style-name="T2">check if public key matches the private key</text:span> </text:p>
      <text:p text:style-name="P5">openssl rsa -in <text:span text:style-name="T5">MYKEY</text:span>.key -modulus -noout | openssl md5; /<text:line-break/>openssl x509 -in <text:span text:style-name="T5">MYCERT</text:span>.crt -modulus -noout | openssl md5</text:p>
      <text:p text:style-name="P3">This should return the same two md5-hashes</text:p>
      <text:p text:style-name="Horizontal_20_Line"/>
      <text:p text:style-name="Text_20_body"><text:line-break/></text:p>
      <text:p text:style-name="List_20_Heading"><text:span text:style-name="T2">debug an SSL connection [server doesn't require certificate authentication]</text:span> </text:p>
      <text:p text:style-name="P4"><text:span text:style-name="T10">openssl s_client -connect </text:span><text:span text:style-name="T6">idp.example.be:443</text:span> </text:p>
      <text:p text:style-name="List_20_Heading"><text:soft-page-break/><text:span text:style-name="T2">debug an SSL connection with mutual certificate authentication</text:span> </text:p>
      <text:p text:style-name="P5">openssl s_client -connect <text:span text:style-name="T5">idp.example.be:8443</text:span> -CAfile <text:span text:style-name="T5">MY-CA-CERT</text:span>.crt -cert <text:span text:style-name="T5">MYCERT</text:span>.crt -key <text:span text:style-name="T5">MYKEY</text:span>.key</text:p>
      <text:p text:style-name="P1"><text:span text:style-name="T3">trust chain is in directory (</text:span><text:a xlink:type="simple" xlink:href="http://shib.kuleuven.be/docs/ssl_commands.shtml#HashFormat">hash format</text:a><text:span text:style-name="T3">): replace </text:span><text:span text:style-name="Source_20_Text"><text:span text:style-name="T8">-CAfile</text:span></text:span><text:span text:style-name="T1"> </text:span><text:span text:style-name="T3">with </text:span><text:span text:style-name="Source_20_Text"><text:span text:style-name="T8">-CApath /path/to/CAchainDir/</text:span></text:span><text:span text:style-name="T3"><text:line-break/>send the starttls command (smtp or pop3 style): </text:span><text:span text:style-name="Source_20_Text"><text:span text:style-name="T8">-starttls smtp</text:span></text:span><text:span text:style-name="T1"> </text:span><text:span text:style-name="T3">or </text:span><text:span text:style-name="Source_20_Text"><text:span text:style-name="T8">-starttls pop3</text:span></text:span></text:p>
      <text:p text:style-name="Horizontal_20_Line"/>
      <text:h text:style-name="P8" text:outline-level="2">keytool</text:h>
      <text:p text:style-name="Text_20_body"><text:span text:style-name="Source_20_Text"><text:span text:style-name="T8">keytool</text:span></text:span><text:span text:style-name="T1"> </text:span><text:span text:style-name="T3">does not support management of private keys inside a keystore. You need to use another tool for that. If you are using the JKS format, that means you need another java-based tool. </text:span><text:span text:style-name="Source_20_Text"><text:span text:style-name="T8">extkeytool</text:span></text:span><text:span text:style-name="T1"> </text:span><text:span text:style-name="T3">from the Shibboleth distribution can do this. </text:span></text:p>
      <text:p text:style-name="List_20_Heading"><text:span text:style-name="T2">Create an empty keystore</text:span> </text:p>
      <text:p text:style-name="P4"><text:span text:style-name="T10">keytool -genkey -alias foo -keystore truststore.jks<text:line-break/>keytool -delete -alias foo -keystore truststore.jks</text:span> </text:p>
      <text:p text:style-name="List_20_Heading"><text:span text:style-name="T2">Generate a private key and an initial certificate as a JKS keystore</text:span> </text:p>
      <text:p text:style-name="P5">keytool -genkey -keyalg RSA -alias "<text:span text:style-name="T5">selfsigned</text:span>" -keystore <text:span text:style-name="T5">KEYSTORE</text:span>.jks -storepass "<text:span text:style-name="T5">secret</text:span>" -validity <text:span text:style-name="T5">360</text:span></text:p>
      <text:p text:style-name="P1"><text:span text:style-name="T3">you can also pass the data for the DN of the certificate as command-line parameters: </text:span><text:span text:style-name="Source_20_Text"><text:span text:style-name="T8">-dname "CN=${pki-cn}, OU=${pki-ou}, O=${pki-o}, L=${pki-l}, S=${pki-s}, C=${pki-c}"</text:span></text:span> </text:p>
      <text:p text:style-name="List_20_Heading"><text:span text:style-name="T2">Generate a secret key that can be used for symmetric encryption. For this to work, you need to make use of a </text:span><text:span text:style-name="T11">JCEKS</text:span><text:span text:style-name="T1"> </text:span><text:span text:style-name="T2">keystore.</text:span> </text:p>
      <text:p text:style-name="P4"><text:span text:style-name="T10">keytool -genseckey -alias "</text:span><text:span text:style-name="T6">secret_key</text:span><text:span text:style-name="T10">" -keystore </text:span><text:span text:style-name="T6">KEYSTORE</text:span><text:span text:style-name="T10">.jks -storepass "</text:span><text:span text:style-name="T6">secret</text:span><text:span text:style-name="T10">" -storetype "</text:span><text:span text:style-name="T6">JCEKS</text:span><text:span text:style-name="T10">"</text:span> </text:p>
      <text:p text:style-name="List_20_Heading"><text:span text:style-name="T2">Generate a Certificate Signing Request for a key in a JKS keystore</text:span> </text:p>
      <text:p text:style-name="P4"><text:span text:style-name="T10">keytool -certreq -v -alias "</text:span><text:span text:style-name="T6">selfsigned</text:span><text:span text:style-name="T10">" -keystore </text:span><text:span text:style-name="T6">KEYSTORE</text:span><text:span text:style-name="T10">.jks -storepass "</text:span><text:span text:style-name="T6">secret</text:span><text:span text:style-name="T10">" -file </text:span><text:span text:style-name="T6">MYCSR</text:span><text:span text:style-name="T10">.csr</text:span> </text:p>
      <text:p text:style-name="List_20_Heading"><text:span text:style-name="T2">Import a (signed) certificate into a JKS keystore</text:span> </text:p>
      <text:p text:style-name="P4"><text:span text:style-name="T10">keytool -import -keystore </text:span><text:span text:style-name="T6">KEYSTORE</text:span><text:span text:style-name="T10">.jks -storepass "</text:span><text:span text:style-name="T6">secret</text:span><text:span text:style-name="T10">" -file </text:span><text:span text:style-name="T6">MYCERT</text:span><text:span text:style-name="T10">.crt</text:span> </text:p>
      <text:p text:style-name="List_20_Heading"><text:span text:style-name="T2">add a public certificate to a JKS keystore, eg the JVM truststore</text:span> </text:p>
      <text:p text:style-name="P5">keytool -import -trustcacerts -alias "<text:span text:style-name="T5">sensible-name-for-ca</text:span>" -file <text:span text:style-name="T5">CAcert.crt</text:span> -keystore <text:span text:style-name="T5">MYSTORE</text:span>.jks</text:p>
      <text:p text:style-name="P2">If the JVM truststore contains your certificate or the certificate of the root CA that signed your certificate, then the JVM will trust and thus might accept your certificate. The default truststore already contains the root certificates of most commonly used sommercial CA's. Use this command to add another certificate for trust:</text:p>
      <text:p text:style-name="P5">keytool -import -trustcacerts -alias "<text:span text:style-name="T5">sensible-name-for-ca</text:span>" -file <text:span text:style-name="T5">CAcert.crt</text:span> -keystore <text:span text:style-name="T5">$JAVA_HOME</text:span>/lib/security/cacerts</text:p>
      <text:p text:style-name="P1"><text:span text:style-name="T3">the default password of the Java truststore is "changeit".</text:span><text:span text:style-name="T2"><text:line-break/></text:span><text:span text:style-name="T3">if $JAVA_HOME is set to the root of the JDK, then the truststore is it $JAVA_HOME/</text:span><text:span text:style-name="T4">jre</text:span><text:span text:style-name="T3">/lib/security/cacerts</text:span><text:span text:style-name="T2"><text:line-break/></text:span><text:soft-page-break/><text:span text:style-name="T3">keytool does NOT support adding trust certificates to a PKCS12 keystore (which is very unfortunate but probably a good move to promote JKS)</text:span> </text:p>
      <text:p text:style-name="List_20_Heading"><text:span text:style-name="T2">delete a public certificate from a JAVA keystore (JKS; eg JVM truststore)</text:span> </text:p>
      <text:p text:style-name="P5">keytool -delete -alias "<text:span text:style-name="T5">sensible-name-for-ca</text:span>" -keystore <text:span text:style-name="T5">$JAVA_HOME</text:span>/lib/security/cacerts</text:p>
      <text:p text:style-name="P1"><text:span text:style-name="T3">the default password of the Java truststore is "changeit".</text:span><text:span text:style-name="T2"><text:line-break/></text:span><text:span text:style-name="T3">if $JAVA_HOME is set to the root of the JDK, then the truststore is it $JAVA_HOME/</text:span><text:span text:style-name="T4">jre</text:span><text:span text:style-name="T3">/lib/security/cacerts</text:span> </text:p>
      <text:p text:style-name="List_20_Heading"><text:span text:style-name="T2">List the certificates inside a keystore</text:span> </text:p>
      <text:p text:style-name="P5">keytool -list -v -keystore <text:span text:style-name="T5">KEYSTORE.jks</text:span></text:p>
      <text:p text:style-name="P1"><text:span text:style-name="Source_20_Text"><text:span text:style-name="T8">-storetype pkcs12</text:span></text:span><text:span text:style-name="T1"> </text:span><text:span text:style-name="T3">can be used</text:span> </text:p>
      <text:p text:style-name="List_20_Heading"><text:span text:style-name="T2">Get information about a stand-alone certificate</text:span> </text:p>
      <text:p text:style-name="P4"><text:span text:style-name="T10">keytool -printcert -v -file </text:span><text:span text:style-name="T6">MYCERT.crt</text:span> </text:p>
      <text:p text:style-name="List_20_Heading"><text:span text:style-name="T2">Convert a JKS file to PKCS12 format (Java 1.6.x and above)</text:span> </text:p>
      <text:p text:style-name="P5">keytool -importkeystore -srckeystore <text:span text:style-name="T5">KEYSTORE.jks</text:span> -destkeystore <text:span text:style-name="T5">KEYSTORE.p12</text:span> -srcstoretype JKS -deststoretype PKCS12 -srcstorepass mysecret -deststorepass mysecret -srcalias myalias -destalias myalias -srckeypass mykeypass -destkeypass mykeypass -noprompt</text:p>
      <text:p text:style-name="Horizontal_20_Line"/>
      <text:p text:style-name="Text_20_body"><text:line-break/></text:p>
      <text:h text:style-name="P6" text:outline-level="2">certutil</text:h>
      <text:p text:style-name="Text_20_body"><text:line-break/></text:p>
      <text:p text:style-name="List_20_Heading"><text:span text:style-name="T2">Add a PKCS12 to a windows certificate store</text:span> </text:p>
      <text:p text:style-name="P5">certutil -p <text:span text:style-name="T5">secret</text:span> -importpfx <text:span text:style-name="T5">KEYSTORE.p12</text:span></text:p>
      <text:p text:style-name="Horizontal_20_Line"/>
      <text:p text:style-name="Text_20_body"><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Helvetica" svg:font-family="Helvetica, Verdana, Arial, sans-serif"/>
    <style:font-face style:name="Lohit Hindi1" svg:font-family="'Lohit Hindi'"/>
    <style:font-face style:name="lucida console" svg:font-family="'lucida console', mono"/>
    <style:font-face style:name="Spranq eco sans" svg:font-family="'Spranq eco sans'" style:font-family-generic="swiss"/>
    <style:font-face style:name="Courier New" svg:font-family="'Courier New'"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Spranq eco sans" fo:font-size="12pt" fo:language="pt" fo:country="B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Spranq eco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Spranq eco san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style:font-name="Spranq eco san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Spranq eco san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Micro Hei" style:font-size-asian="18pt" style:font-weight-asian="bold" style:font-name-complex="Lohit Hindi" style:font-size-complex="1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Source_20_Text" style:display-name="Source Text" style:family="text">
      <style:text-properties style:font-name="Courier New" style:font-name-asian="WenQuanYi Micro Hei1" style:font-name-complex="Lohit Hindi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lenubio SUPDE/DERCE/DE410</meta:initial-creator>
    <meta:creation-date>2017-03-22T08:27:29</meta:creation-date>
    <dc:date>2017-03-22T08:28:39</dc:date>
    <dc:creator>Clenubio SUPDE/DERCE/DE410</dc:creator>
    <meta:editing-duration>P0D</meta:editing-duration>
    <meta:editing-cycles>1</meta:editing-cycles>
    <meta:document-statistic meta:table-count="0" meta:image-count="0" meta:object-count="0" meta:page-count="4" meta:paragraph-count="83" meta:word-count="883" meta:character-count="6201" meta:non-whitespace-character-count="5336"/>
    <meta:generator>LibreOffice/4.0.6.2$Linux_x86 LibreOffice_project/2e2573268451a50806fcd60ae2d9fe01dd0ce24</meta:generator>
  </office:meta>
</office:document-meta>
</file>